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5.997cm" svg:height="9.005cm" svg:x="15.996cm" svg:y="1.673cm">
            <draw:object draw:notify-on-update-of-ranges="Arkusz1.A1:Arkusz1.A1 Arkusz1.A2:Arkusz1.A7 Arkusz1.B1:Arkusz1.B1 Arkusz1.B2:Arkusz1.B7 Arkusz1.A12:Arkusz1.A32 Arkusz1.B11:Arkusz1.B11 Arkusz1.B12:Arkusz1.B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f(xi)</text:p>
          </table:table-cell>
          <table:table-cell table:number-columns-repeated="3"/>
        </table:table-row>
        <table:table-row table:style-name="ro1">
          <table:table-cell table:formula="of:=-PI()/6" office:value-type="float" office:value="-0.523598775598299" calcext:value-type="float">
            <text:p>-0,523598775598299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a0</text:p>
          </table:table-cell>
          <table:table-cell table:formula="of:=0.826" office:value-type="float" office:value="0.826" calcext:value-type="float">
            <text:p>0,826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/>
          <table:table-cell office:value-type="string" calcext:value-type="string">
            <text:p>a1</text:p>
          </table:table-cell>
          <table:table-cell table:formula="of:=-0.22" office:value-type="float" office:value="-0.22" calcext:value-type="float">
            <text:p>-0,22</text:p>
          </table:table-cell>
        </table:table-row>
        <table:table-row table:style-name="ro1">
          <table:table-cell table:formula="of:=PI()/6" office:value-type="float" office:value="0.523598775598299" calcext:value-type="float">
            <text:p>0,523598775598299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table:formula="of:=PI()/4" office:value-type="float" office:value="0.785398163397448" calcext:value-type="float">
            <text:p>0,785398163397448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formula="of:=PI()/3" office:value-type="float" office:value="1.0471975511966" calcext:value-type="float">
            <text:p>1,0471975511966</text:p>
          </table:table-cell>
          <table:table-cell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table:formula="of:=PI()/2" office:value-type="float" office:value="1.5707963267949" calcext:value-type="float">
            <text:p>1,5707963267949</text:p>
          </table:table-cell>
          <table:table-cell office:value-type="float" office:value="-0.1" calcext:value-type="float">
            <text:p>-0,1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(xi)</text:p>
          </table:table-cell>
          <table:table-cell table:number-columns-repeated="3"/>
        </table:table-row>
        <table:table-row table:style-name="ro1">
          <table:table-cell table:formula="of:=-PI()/6" office:value-type="float" office:value="-0.523598775598299" calcext:value-type="float">
            <text:p>-0,523598775598299</text:p>
          </table:table-cell>
          <table:table-cell table:formula="of:=[.$E$2]*COS([.A12])+[.$E$3]" office:value-type="float" office:value="0.495336983525946" calcext:value-type="float">
            <text:p>0,495336983525946</text:p>
          </table:table-cell>
          <table:table-cell table:number-columns-repeated="3"/>
        </table:table-row>
        <table:table-row table:style-name="ro1">
          <table:table-cell table:formula="of:=[.A12]+PI()/30" office:value-type="float" office:value="-0.418879020478639" calcext:value-type="float">
            <text:p>-0,418879020478639</text:p>
          </table:table-cell>
          <table:table-cell table:formula="of:=[.$E$2]*COS([.A13])+[.$E$3]" office:value-type="float" office:value="0.534588548012788" calcext:value-type="float">
            <text:p>0,534588548012788</text:p>
          </table:table-cell>
          <table:table-cell table:number-columns-repeated="3"/>
        </table:table-row>
        <table:table-row table:style-name="ro1">
          <table:table-cell table:formula="of:=[.A13]+PI()/30" office:value-type="float" office:value="-0.314159265358979" calcext:value-type="float">
            <text:p>-0,314159265358979</text:p>
          </table:table-cell>
          <table:table-cell table:formula="of:=[.$E$2]*COS([.A14])+[.$E$3]" office:value-type="float" office:value="0.565572682459797" calcext:value-type="float">
            <text:p>0,565572682459797</text:p>
          </table:table-cell>
          <table:table-cell table:number-columns-repeated="3"/>
        </table:table-row>
        <table:table-row table:style-name="ro1">
          <table:table-cell table:formula="of:=[.A14]+PI()/30" office:value-type="float" office:value="-0.20943951023932" calcext:value-type="float">
            <text:p>-0,20943951023932</text:p>
          </table:table-cell>
          <table:table-cell table:formula="of:=[.$E$2]*COS([.A15])+[.$E$3]" office:value-type="float" office:value="0.587949918206123" calcext:value-type="float">
            <text:p>0,587949918206123</text:p>
          </table:table-cell>
          <table:table-cell table:number-columns-repeated="3"/>
        </table:table-row>
        <table:table-row table:style-name="ro1">
          <table:table-cell table:formula="of:=[.A15]+PI()/30" office:value-type="float" office:value="-0.10471975511966" calcext:value-type="float">
            <text:p>-0,10471975511966</text:p>
          </table:table-cell>
          <table:table-cell table:formula="of:=[.$E$2]*COS([.A16])+[.$E$3]" office:value-type="float" office:value="0.601475085574194" calcext:value-type="float">
            <text:p>0,601475085574194</text:p>
          </table:table-cell>
          <table:table-cell table:number-columns-repeated="3"/>
        </table:table-row>
        <table:table-row table:style-name="ro1">
          <table:table-cell table:formula="of:=[.A16]+PI()/30" office:value-type="float" office:value="0" calcext:value-type="float">
            <text:p>0</text:p>
          </table:table-cell>
          <table:table-cell table:formula="of:=[.$E$2]*COS([.A17])+[.$E$3]" office:value-type="float" office:value="0.606" calcext:value-type="float">
            <text:p>0,606</text:p>
          </table:table-cell>
          <table:table-cell table:number-columns-repeated="3"/>
        </table:table-row>
        <table:table-row table:style-name="ro1">
          <table:table-cell table:formula="of:=[.A17]+PI()/30" office:value-type="float" office:value="0.10471975511966" calcext:value-type="float">
            <text:p>0,10471975511966</text:p>
          </table:table-cell>
          <table:table-cell table:formula="of:=[.$E$2]*COS([.A18])+[.$E$3]" office:value-type="float" office:value="0.601475085574194" calcext:value-type="float">
            <text:p>0,601475085574194</text:p>
          </table:table-cell>
          <table:table-cell table:number-columns-repeated="3"/>
        </table:table-row>
        <table:table-row table:style-name="ro1">
          <table:table-cell table:formula="of:=[.A18]+PI()/30" office:value-type="float" office:value="0.20943951023932" calcext:value-type="float">
            <text:p>0,20943951023932</text:p>
          </table:table-cell>
          <table:table-cell table:formula="of:=[.$E$2]*COS([.A19])+[.$E$3]" office:value-type="float" office:value="0.587949918206123" calcext:value-type="float">
            <text:p>0,587949918206123</text:p>
          </table:table-cell>
          <table:table-cell table:number-columns-repeated="3"/>
        </table:table-row>
        <table:table-row table:style-name="ro1">
          <table:table-cell table:formula="of:=[.A19]+PI()/30" office:value-type="float" office:value="0.314159265358979" calcext:value-type="float">
            <text:p>0,314159265358979</text:p>
          </table:table-cell>
          <table:table-cell table:formula="of:=[.$E$2]*COS([.A20])+[.$E$3]" office:value-type="float" office:value="0.565572682459797" calcext:value-type="float">
            <text:p>0,565572682459797</text:p>
          </table:table-cell>
          <table:table-cell table:number-columns-repeated="3"/>
        </table:table-row>
        <table:table-row table:style-name="ro1">
          <table:table-cell table:formula="of:=[.A20]+PI()/30" office:value-type="float" office:value="0.418879020478639" calcext:value-type="float">
            <text:p>0,418879020478639</text:p>
          </table:table-cell>
          <table:table-cell table:formula="of:=[.$E$2]*COS([.A21])+[.$E$3]" office:value-type="float" office:value="0.534588548012788" calcext:value-type="float">
            <text:p>0,534588548012788</text:p>
          </table:table-cell>
          <table:table-cell table:number-columns-repeated="3"/>
        </table:table-row>
        <table:table-row table:style-name="ro1">
          <table:table-cell table:formula="of:=[.A21]+PI()/30" office:value-type="float" office:value="0.523598775598299" calcext:value-type="float">
            <text:p>0,523598775598299</text:p>
          </table:table-cell>
          <table:table-cell table:formula="of:=[.$E$2]*COS([.A22])+[.$E$3]" office:value-type="float" office:value="0.495336983525946" calcext:value-type="float">
            <text:p>0,495336983525946</text:p>
          </table:table-cell>
          <table:table-cell table:number-columns-repeated="3"/>
        </table:table-row>
        <table:table-row table:style-name="ro1">
          <table:table-cell table:formula="of:=[.A22]+PI()/30" office:value-type="float" office:value="0.628318530717959" calcext:value-type="float">
            <text:p>0,628318530717959</text:p>
          </table:table-cell>
          <table:table-cell table:formula="of:=[.$E$2]*COS([.A23])+[.$E$3]" office:value-type="float" office:value="0.448248037353707" calcext:value-type="float">
            <text:p>0,448248037353707</text:p>
          </table:table-cell>
          <table:table-cell table:number-columns-repeated="3"/>
        </table:table-row>
        <table:table-row table:style-name="ro1">
          <table:table-cell table:formula="of:=[.A23]+PI()/30" office:value-type="float" office:value="0.733038285837618" calcext:value-type="float">
            <text:p>0,733038285837618</text:p>
          </table:table-cell>
          <table:table-cell table:formula="of:=[.$E$2]*COS([.A24])+[.$E$3]" office:value-type="float" office:value="0.393837625844328" calcext:value-type="float">
            <text:p>0,393837625844328</text:p>
          </table:table-cell>
          <table:table-cell table:number-columns-repeated="3"/>
        </table:table-row>
        <table:table-row table:style-name="ro1">
          <table:table-cell table:formula="of:=[.A24]+PI()/30" office:value-type="float" office:value="0.837758040957278" calcext:value-type="float">
            <text:p>0,837758040957278</text:p>
          </table:table-cell>
          <table:table-cell table:formula="of:=[.$E$2]*COS([.A25])+[.$E$3]" office:value-type="float" office:value="0.332701880852417" calcext:value-type="float">
            <text:p>0,332701880852417</text:p>
          </table:table-cell>
          <table:table-cell table:number-columns-repeated="3"/>
        </table:table-row>
        <table:table-row table:style-name="ro1">
          <table:table-cell table:formula="of:=[.A25]+PI()/30" office:value-type="float" office:value="0.942477796076938" calcext:value-type="float">
            <text:p>0,942477796076938</text:p>
          </table:table-cell>
          <table:table-cell table:formula="of:=[.$E$2]*COS([.A26])+[.$E$3]" office:value-type="float" office:value="0.265510618393583" calcext:value-type="float">
            <text:p>0,265510618393583</text:p>
          </table:table-cell>
          <table:table-cell table:number-columns-repeated="3"/>
        </table:table-row>
        <table:table-row table:style-name="ro1">
          <table:table-cell table:formula="of:=[.A26]+PI()/30" office:value-type="float" office:value="1.0471975511966" calcext:value-type="float">
            <text:p>1,0471975511966</text:p>
          </table:table-cell>
          <table:table-cell table:formula="of:=[.$E$2]*COS([.A27])+[.$E$3]" office:value-type="float" office:value="0.193" calcext:value-type="float">
            <text:p>0,193</text:p>
          </table:table-cell>
          <table:table-cell table:number-columns-repeated="3"/>
        </table:table-row>
        <table:table-row table:style-name="ro1">
          <table:table-cell table:formula="of:=[.A27]+PI()/30" office:value-type="float" office:value="1.15191730631626" calcext:value-type="float">
            <text:p>1,15191730631626</text:p>
          </table:table-cell>
          <table:table-cell table:formula="of:=[.$E$2]*COS([.A28])+[.$E$3]" office:value-type="float" office:value="0.115964467180611" calcext:value-type="float">
            <text:p>0,115964467180611</text:p>
          </table:table-cell>
          <table:table-cell table:number-columns-repeated="3"/>
        </table:table-row>
        <table:table-row table:style-name="ro1">
          <table:table-cell table:formula="of:=[.A28]+PI()/30" office:value-type="float" office:value="1.25663706143592" calcext:value-type="float">
            <text:p>1,25663706143592</text:p>
          </table:table-cell>
          <table:table-cell table:formula="of:=[.$E$2]*COS([.A29])+[.$E$3]" office:value-type="float" office:value="0.0352480373537066" calcext:value-type="float">
            <text:p>0,0352480373537066</text:p>
          </table:table-cell>
          <table:table-cell table:number-columns-repeated="3"/>
        </table:table-row>
        <table:table-row table:style-name="ro1">
          <table:table-cell table:formula="of:=[.A29]+PI()/30" office:value-type="float" office:value="1.36135681655558" calcext:value-type="float">
            <text:p>1,36135681655558</text:p>
          </table:table-cell>
          <table:table-cell table:formula="of:=[.$E$2]*COS([.A30])+[.$E$3]" office:value-type="float" office:value="-0.0482649433845307" calcext:value-type="float">
            <text:p>-0,0482649433845307</text:p>
          </table:table-cell>
          <table:table-cell table:number-columns-repeated="3"/>
        </table:table-row>
        <table:table-row table:style-name="ro1">
          <table:table-cell table:formula="of:=[.A30]+PI()/30" office:value-type="float" office:value="1.46607657167524" calcext:value-type="float">
            <text:p>1,46607657167524</text:p>
          </table:table-cell>
          <table:table-cell table:formula="of:=[.$E$2]*COS([.A31])+[.$E$3]" office:value-type="float" office:value="-0.133659489340918" calcext:value-type="float">
            <text:p>-0,133659489340918</text:p>
          </table:table-cell>
          <table:table-cell table:number-columns-repeated="3"/>
        </table:table-row>
        <table:table-row table:style-name="ro1">
          <table:table-cell table:formula="of:=[.A31]+PI()/30" office:value-type="float" office:value="1.5707963267949" calcext:value-type="float">
            <text:p>1,5707963267949</text:p>
          </table:table-cell>
          <table:table-cell table:formula="of:=[.$E$2]*COS([.A32])+[.$E$3]" office:value-type="float" office:value="-0.22" calcext:value-type="float">
            <text:p>-0,2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21:29:24.127103234</meta:creation-date>
    <dc:date>2022-10-25T21:39:09.434091052</dc:date>
    <meta:editing-duration>PT9M46S</meta:editing-duration>
    <meta:editing-cycles>1</meta:editing-cycles>
    <meta:document-statistic meta:table-count="1" meta:cell-count="62" meta:object-count="1"/>
    <meta:generator>LibreOffice/7.3.6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966cm" svg:y="3.955cm" style:legend-expansion="high" chart:style-name="ch2"/>
        <chart:plot-area chart:style-name="ch3" table:cell-range-address="Arkusz1.A1:Arkusz1.B7 Arkusz1.B11:Arkusz1.B32" chart:data-source-has-labels="row" svg:x="0.319cm" svg:y="0.18cm" svg:width="13.328cm" svg:height="8.646cm">
          <chart:coordinate-region svg:x="0.465cm" svg:y="0.379cm" svg:width="13.088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B2:Arkusz1.B7" chart:label-cell-address="Arkusz1.B1:Arkusz1.B1" chart:class="chart:scatter">
            <chart:domain table:cell-range-address="Arkusz1.A2:Arkusz1.A7"/>
            <chart:data-point chart:repeated="6"/>
          </chart:series>
          <chart:series chart:style-name="ch8" chart:values-cell-range-address="Arkusz1.B12:Arkusz1.B32" chart:label-cell-address="Arkusz1.B11:Arkusz1.B11" chart:class="chart:scatter">
            <chart:domain table:cell-range-address="Arkusz1.A12:Arkusz1.A32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f(xi)</text:p>
                <draw:g>
                  <svg:desc>Arkusz1.B1:Arkusz1.B1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F(xi)</text:p>
                <draw:g>
                  <svg:desc>Arkusz1.B11:Arkusz1.B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523598775598299">
                <text:p>-0.523598775598299</text:p>
                <draw:g>
                  <svg:desc>Arkusz1.A2:Arkusz1.A7</svg:desc>
                </draw:g>
              </table:table-cell>
              <table:table-cell office:value-type="float" office:value="0.5">
                <text:p>0.5</text:p>
                <draw:g>
                  <svg:desc>Arkusz1.B2:Arkusz1.B7</svg:desc>
                </draw:g>
              </table:table-cell>
              <table:table-cell office:value-type="float" office:value="-0.523598775598299">
                <text:p>-0.523598775598299</text:p>
                <draw:g>
                  <svg:desc>Arkusz1.A12:Arkusz1.A32</svg:desc>
                </draw:g>
              </table:table-cell>
              <table:table-cell office:value-type="float" office:value="0.495336983525946">
                <text:p>0.495336983525946</text:p>
                <draw:g>
                  <svg:desc>Arkusz1.B12:Arkusz1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-0.418879020478639">
                <text:p>-0.418879020478639</text:p>
              </table:table-cell>
              <table:table-cell office:value-type="float" office:value="0.534588548012788">
                <text:p>0.5345885480127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3598775598299">
                <text:p>0.523598775598299</text:p>
              </table:table-cell>
              <table:table-cell office:value-type="float" office:value="0.6">
                <text:p>0.6</text:p>
              </table:table-cell>
              <table:table-cell office:value-type="float" office:value="-0.314159265358979">
                <text:p>-0.314159265358979</text:p>
              </table:table-cell>
              <table:table-cell office:value-type="float" office:value="0.565572682459797">
                <text:p>0.5655726824597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85398163397448">
                <text:p>0.785398163397448</text:p>
              </table:table-cell>
              <table:table-cell office:value-type="float" office:value="0.3">
                <text:p>0.3</text:p>
              </table:table-cell>
              <table:table-cell office:value-type="float" office:value="-0.20943951023932">
                <text:p>-0.20943951023932</text:p>
              </table:table-cell>
              <table:table-cell office:value-type="float" office:value="0.587949918206123">
                <text:p>0.587949918206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471975511966">
                <text:p>1.0471975511966</text:p>
              </table:table-cell>
              <table:table-cell office:value-type="float" office:value="0.2">
                <text:p>0.2</text:p>
              </table:table-cell>
              <table:table-cell office:value-type="float" office:value="-0.10471975511966">
                <text:p>-0.10471975511966</text:p>
              </table:table-cell>
              <table:table-cell office:value-type="float" office:value="0.601475085574194">
                <text:p>0.6014750855741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.606">
                <text:p>0.6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471975511966">
                <text:p>0.10471975511966</text:p>
              </table:table-cell>
              <table:table-cell office:value-type="float" office:value="0.601475085574194">
                <text:p>0.6014750855741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943951023932">
                <text:p>0.20943951023932</text:p>
              </table:table-cell>
              <table:table-cell office:value-type="float" office:value="0.587949918206123">
                <text:p>0.587949918206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4159265358979">
                <text:p>0.314159265358979</text:p>
              </table:table-cell>
              <table:table-cell office:value-type="float" office:value="0.565572682459797">
                <text:p>0.5655726824597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8879020478639">
                <text:p>0.418879020478639</text:p>
              </table:table-cell>
              <table:table-cell office:value-type="float" office:value="0.534588548012788">
                <text:p>0.5345885480127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3598775598299">
                <text:p>0.523598775598299</text:p>
              </table:table-cell>
              <table:table-cell office:value-type="float" office:value="0.495336983525946">
                <text:p>0.4953369835259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8318530717959">
                <text:p>0.628318530717959</text:p>
              </table:table-cell>
              <table:table-cell office:value-type="float" office:value="0.448248037353707">
                <text:p>0.4482480373537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3038285837618">
                <text:p>0.733038285837618</text:p>
              </table:table-cell>
              <table:table-cell office:value-type="float" office:value="0.393837625844328">
                <text:p>0.3938376258443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7758040957278">
                <text:p>0.837758040957278</text:p>
              </table:table-cell>
              <table:table-cell office:value-type="float" office:value="0.332701880852417">
                <text:p>0.332701880852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2477796076938">
                <text:p>0.942477796076938</text:p>
              </table:table-cell>
              <table:table-cell office:value-type="float" office:value="0.265510618393583">
                <text:p>0.2655106183935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71975511966">
                <text:p>1.0471975511966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191730631626">
                <text:p>1.15191730631626</text:p>
              </table:table-cell>
              <table:table-cell office:value-type="float" office:value="0.115964467180611">
                <text:p>0.1159644671806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663706143592">
                <text:p>1.25663706143592</text:p>
              </table:table-cell>
              <table:table-cell office:value-type="float" office:value="0.0352480373537066">
                <text:p>0.03524803735370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6135681655558">
                <text:p>1.36135681655558</text:p>
              </table:table-cell>
              <table:table-cell office:value-type="float" office:value="-0.0482649433845307">
                <text:p>-0.04826494338453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6607657167524">
                <text:p>1.46607657167524</text:p>
              </table:table-cell>
              <table:table-cell office:value-type="float" office:value="-0.133659489340918">
                <text:p>-0.1336594893409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-0.22">
                <text:p>-0.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